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25.7cm" fo:break-before="page" table:align="margins"/>
    </style:style>
    <style:style style:name="Таблица1.A" style:family="table-column">
      <style:table-column-properties style:column-width="8.5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none"/>
    </style:style>
    <style:style style:name="Таблица1.C2" style:family="table-cell">
      <style:table-cell-properties fo:padding="0.097cm" fo:border-left="0.05pt solid #000000" fo:border-right="0.05pt solid #000000" fo:border-top="none" fo:border-bottom="none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06c50f" officeooo:paragraph-rsid="0006c50f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bold" officeooo:rsid="0006c50f" officeooo:paragraph-rsid="0006c50f" style:font-size-asian="14pt" style:font-weight-asian="bold" style:font-size-complex="16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bold" style:font-size-asian="14pt" style:font-weight-asian="bold" style:font-size-complex="16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06c50f" officeooo:paragraph-rsid="0006c50f" style:font-size-asian="14pt" style:font-weight-asian="normal" style:font-size-complex="16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style:font-size-asian="14pt" style:font-weight-asian="normal" style:font-size-complex="16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0910a2" officeooo:paragraph-rsid="000910a2" style:font-size-asian="14pt" style:font-weight-asian="normal" style:font-size-complex="16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0c6c51" officeooo:paragraph-rsid="000c6c51" style:font-size-asian="14pt" style:font-weight-asian="normal" style:font-size-complex="16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0f901f" officeooo:paragraph-rsid="000f901f" style:font-size-asian="14pt" style:font-weight-asian="normal" style:font-size-complex="16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14be9e" officeooo:paragraph-rsid="0014be9e" style:font-size-asian="14pt" style:font-weight-asian="normal" style:font-size-complex="16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1819dc" officeooo:paragraph-rsid="001819dc" style:font-size-asian="14pt" style:font-weight-asian="normal" style:font-size-complex="16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199e3f" officeooo:paragraph-rsid="00199e3f" style:font-size-asian="14pt" style:font-weight-asian="normal" style:font-size-complex="16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1ad22f" officeooo:paragraph-rsid="001ad22f" style:font-size-asian="14pt" style:font-weight-asian="normal" style:font-size-complex="16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1e68ea" officeooo:paragraph-rsid="001e68ea" style:font-size-asian="14pt" style:font-weight-asian="normal" style:font-size-complex="16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2085f3" officeooo:paragraph-rsid="002085f3" style:font-size-asian="14pt" style:font-weight-asian="normal" style:font-size-complex="16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2190f4" officeooo:paragraph-rsid="002190f4" style:font-size-asian="14pt" style:font-weight-asian="normal" style:font-size-complex="16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27c7fe" officeooo:paragraph-rsid="0027c7fe" style:font-size-asian="14pt" style:font-weight-asian="normal" style:font-size-complex="16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1747c3" officeooo:paragraph-rsid="001747c3" fo:background-color="transparent" style:font-size-asian="14pt" style:font-weight-asian="normal" style:font-size-complex="16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0dd7ee"/>
    </style:style>
    <style:style style:name="P20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rsid="00112e50" officeooo:paragraph-rsid="00112e50"/>
    </style:style>
    <style:style style:name="P21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fo:font-size="18pt" fo:font-weight="normal" officeooo:rsid="0014be9e" officeooo:paragraph-rsid="0014be9e" fo:background-color="transparent" style:font-size-asian="18pt" style:font-weight-asian="normal" style:font-size-complex="18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1747c3"/>
    </style:style>
    <style:style style:name="P23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06c50f"/>
    </style:style>
    <style:style style:name="P24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1faf6f"/>
    </style:style>
    <style:style style:name="P25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2085f3"/>
    </style:style>
    <style:style style:name="P26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22c95d"/>
    </style:style>
    <style:style style:name="P27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rsid="0024e137" officeooo:paragraph-rsid="0024e137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fo:font-size="16pt" fo:font-weight="bold" style:font-size-asian="14pt" style:font-weight-asian="bold" style:font-size-complex="16pt" style:font-weight-complex="bold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fo:font-size="16pt" fo:font-weight="normal" officeooo:rsid="00129139" officeooo:paragraph-rsid="00129139" style:font-size-asian="14pt" style:font-weight-asian="normal" style:font-size-complex="16pt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fo:font-size="16pt" fo:font-weight="normal" officeooo:rsid="00273c51" officeooo:paragraph-rsid="00273c51" style:font-size-asian="14pt" style:font-weight-asian="normal" style:font-size-complex="16pt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1.499cm" style:auto-text-indent="false" style:page-number="auto" fo:background-color="transparent"/>
      <style:text-properties fo:font-size="18pt" fo:font-weight="normal" officeooo:rsid="0014be9e" officeooo:paragraph-rsid="0014be9e" fo:background-color="transparent" style:font-size-asian="18pt" style:font-weight-asian="normal" style:font-size-complex="18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indent="1.499cm" style:auto-text-indent="false" fo:break-before="page" fo:background-color="transparent"/>
      <style:text-properties fo:font-size="16pt" fo:font-weight="bold" style:font-size-asian="14pt" style:font-weight-asian="bold" style:font-size-complex="16pt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indent="1.499cm" style:auto-text-indent="false" fo:break-before="page" fo:background-color="transparent"/>
      <style:text-properties fo:font-size="16pt" fo:font-weight="normal" officeooo:rsid="00129139" officeooo:paragraph-rsid="00129139" style:font-size-asian="14pt" style:font-weight-asian="normal" style:font-size-complex="16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indent="1.499cm" style:auto-text-indent="false" fo:break-before="page" fo:background-color="transparent"/>
      <style:text-properties fo:font-size="16pt" fo:font-weight="normal" officeooo:rsid="001ad22f" officeooo:paragraph-rsid="001ad22f" style:font-size-asian="14pt" style:font-weight-asian="normal" style:font-size-complex="16pt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0c6c51" officeooo:paragraph-rsid="000c6c51" style:font-size-asian="14pt" style:font-weight-asian="normal" style:font-size-complex="16pt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0f901f" officeooo:paragraph-rsid="000f901f" style:font-size-asian="14pt" style:font-weight-asian="normal" style:font-size-complex="16pt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14be9e" officeooo:paragraph-rsid="0014be9e" style:font-size-asian="14pt" style:font-weight-asian="normal" style:font-size-complex="16pt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1819dc" officeooo:paragraph-rsid="001819dc" style:font-size-asian="14pt" style:font-weight-asian="normal" style:font-size-complex="16pt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>
        <style:tab-stops/>
      </style:paragraph-properties>
      <style:text-properties fo:font-size="16pt" fo:font-weight="normal" officeooo:rsid="001819dc" officeooo:paragraph-rsid="001819dc" style:font-size-asian="14pt" style:font-weight-asian="normal" style:font-size-complex="16pt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>
        <style:tab-stops/>
      </style:paragraph-properties>
      <style:text-properties fo:font-size="16pt" fo:font-weight="normal" officeooo:rsid="001819dc" officeooo:paragraph-rsid="00192268" style:font-size-asian="14pt" style:font-weight-asian="normal" style:font-size-complex="16pt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1ad22f" officeooo:paragraph-rsid="001ad22f" style:font-size-asian="14pt" style:font-weight-asian="normal" style:font-size-complex="16pt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1bc3a5" officeooo:paragraph-rsid="001bc3a5" style:font-size-asian="14pt" style:font-weight-asian="normal" style:font-size-complex="16pt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2085f3" officeooo:paragraph-rsid="002085f3" style:font-size-asian="14pt" style:font-weight-asian="normal" style:font-size-complex="16pt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>
        <style:tab-stops/>
      </style:paragraph-properties>
      <style:text-properties fo:font-size="16pt" fo:font-weight="normal" officeooo:rsid="002190f4" officeooo:paragraph-rsid="002190f4" style:font-size-asian="14pt" style:font-weight-asian="normal" style:font-size-complex="16pt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273c51" officeooo:paragraph-rsid="00273c51" style:font-size-asian="14pt" style:font-weight-asian="normal" style:font-size-complex="16pt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199e3f" officeooo:paragraph-rsid="00199e3f" style:font-size-asian="14pt" style:font-weight-asian="normal" style:font-size-complex="16pt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>
        <style:tab-stops/>
      </style:paragraph-properties>
      <style:text-properties fo:font-size="16pt" fo:font-weight="normal" officeooo:rsid="001ec4c1" officeooo:paragraph-rsid="001ec4c1" style:font-size-asian="14pt" style:font-weight-asian="normal" style:font-size-complex="16pt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24e137" officeooo:paragraph-rsid="0024e137" style:font-size-asian="14pt" style:font-weight-asian="normal" style:font-size-complex="16pt" style:font-weight-complex="normal"/>
    </style:style>
    <style:style style:name="P49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>
        <style:tab-stops/>
      </style:paragraph-properties>
      <style:text-properties fo:font-size="16pt" fo:font-weight="normal" officeooo:rsid="002a6f33" officeooo:paragraph-rsid="002a6f33" style:font-size-asian="14pt" style:font-weight-asian="normal" style:font-size-complex="16pt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>
        <style:tab-stops/>
      </style:paragraph-properties>
      <style:text-properties fo:font-size="16pt" fo:font-weight="normal" officeooo:rsid="002ac468" officeooo:paragraph-rsid="002ac468" style:font-size-asian="14pt" style:font-weight-asian="normal" style:font-size-complex="16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0c6c51" officeooo:paragraph-rsid="000c6c51" style:font-size-asian="14pt" style:font-weight-asian="normal" style:font-size-complex="16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0dd7ee" officeooo:paragraph-rsid="000dd7ee" style:font-size-asian="14pt" style:font-weight-asian="normal" style:font-size-complex="16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0f901f" officeooo:paragraph-rsid="000f901f" style:font-size-asian="14pt" style:font-weight-asian="normal" style:font-size-complex="16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104c55" officeooo:paragraph-rsid="00104c55" style:font-size-asian="14pt" style:font-weight-asian="normal" style:font-size-complex="16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129139" officeooo:paragraph-rsid="00129139" style:font-size-asian="14pt" style:font-weight-asian="normal" style:font-size-complex="16pt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14be9e" officeooo:paragraph-rsid="0014be9e" style:font-size-asian="14pt" style:font-weight-asian="normal" style:font-size-complex="16pt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1819dc" officeooo:paragraph-rsid="001819dc" style:font-size-asian="14pt" style:font-weight-asian="normal" style:font-size-complex="16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1819dc" officeooo:paragraph-rsid="001819dc" style:font-size-asian="14pt" style:font-weight-asian="normal" style:font-size-complex="16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1ad22f" officeooo:paragraph-rsid="001ad22f" style:font-size-asian="14pt" style:font-weight-asian="normal" style:font-size-complex="16pt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1bc3a5" officeooo:paragraph-rsid="001bc3a5" style:font-size-asian="14pt" style:font-weight-asian="normal" style:font-size-complex="16pt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2190f4" officeooo:paragraph-rsid="002190f4" style:font-size-asian="14pt" style:font-weight-asian="normal" style:font-size-complex="16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2190f4" officeooo:paragraph-rsid="002190f4" style:font-size-asian="14pt" style:font-weight-asian="normal" style:font-size-complex="16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06c50f" officeooo:paragraph-rsid="001bc3a5" style:font-size-asian="14pt" style:font-weight-asian="normal" style:font-size-complex="16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273c51" officeooo:paragraph-rsid="00273c51" style:font-size-asian="14pt" style:font-weight-asian="normal" style:font-size-complex="16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16431a" officeooo:paragraph-rsid="0016431a" style:font-size-asian="14pt" style:font-weight-asian="normal" style:font-size-complex="16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1ec4c1" officeooo:paragraph-rsid="001ec4c1" style:font-size-asian="14pt" style:font-weight-asian="normal" style:font-size-complex="16pt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2085f3" officeooo:paragraph-rsid="002085f3" style:font-size-asian="14pt" style:font-weight-asian="normal" style:font-size-complex="16pt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24e137" officeooo:paragraph-rsid="0024e137" style:font-size-asian="14pt" style:font-weight-asian="normal" style:font-size-complex="16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2a6f33" officeooo:paragraph-rsid="002a6f33" style:font-size-asian="14pt" style:font-weight-asian="normal" style:font-size-complex="16pt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2ac468" officeooo:paragraph-rsid="002ac468" style:font-size-asian="14pt" style:font-weight-asian="normal" style:font-size-complex="16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officeooo:paragraph-rsid="00199e3f" style:font-size-asian="16pt" style:font-size-complex="16pt"/>
    </style:style>
    <style:style style:name="P72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officeooo:rsid="0016431a" officeooo:paragraph-rsid="0016431a"/>
    </style:style>
    <style:style style:name="P73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officeooo:rsid="001ec4c1" officeooo:paragraph-rsid="001ec4c1"/>
    </style:style>
    <style:style style:name="P74" style:family="paragraph" style:parent-style-name="Standard">
      <loext:graphic-properties draw:fill="none"/>
      <style:paragraph-properties fo:margin-left="0cm" fo:margin-right="0cm" fo:text-indent="2.499cm" style:auto-text-indent="false" fo:break-before="page" fo:background-color="transparent"/>
      <style:text-properties fo:font-size="16pt" fo:font-weight="normal" officeooo:rsid="000c6c51" officeooo:paragraph-rsid="000c6c51" style:font-size-asian="14pt" style:font-weight-asian="normal" style:font-size-complex="16pt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6pt" fo:font-weight="normal" officeooo:rsid="0008d737" officeooo:paragraph-rsid="0008d737" style:font-size-asian="14pt" style:font-weight-asian="normal" style:font-size-complex="16pt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text-indent="4.399cm" style:auto-text-indent="false" fo:background-color="transparent"/>
      <style:text-properties fo:font-size="14pt" fo:font-weight="normal" officeooo:rsid="000c6c51" officeooo:paragraph-rsid="00129139" style:font-size-asian="14pt" style:font-weight-asian="normal" style:font-size-complex="14pt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text-indent="4.399cm" style:auto-text-indent="false" fo:background-color="transparent"/>
      <style:text-properties fo:font-size="14pt" fo:font-weight="normal" officeooo:rsid="000dd7ee" officeooo:paragraph-rsid="000dd7ee" style:font-size-asian="14pt" style:font-weight-asian="normal" style:font-size-complex="14pt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text-indent="4.399cm" style:auto-text-indent="false" fo:background-color="transparent"/>
      <style:text-properties fo:font-size="14pt" fo:font-weight="normal" officeooo:rsid="00129139" officeooo:paragraph-rsid="00129139" style:font-size-asian="14pt" style:font-weight-asian="normal" style:font-size-complex="14pt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0cm" fo:margin-right="0cm" fo:text-indent="4.399cm" style:auto-text-indent="false" style:page-number="auto" fo:background-color="transparent"/>
      <style:text-properties fo:font-size="14pt" fo:font-weight="normal" officeooo:rsid="000c6c51" officeooo:paragraph-rsid="00129139" style:font-size-asian="14pt" style:font-weight-asian="normal" style:font-size-complex="14pt" style:font-weight-complex="normal"/>
    </style:style>
    <style:style style:name="P80" style:family="paragraph" style:parent-style-name="Standard" style:master-page-name="">
      <loext:graphic-properties draw:fill="none"/>
      <style:paragraph-properties fo:margin-left="0cm" fo:margin-right="0cm" fo:text-indent="4.399cm" style:auto-text-indent="false" style:page-number="auto" fo:background-color="transparent"/>
      <style:text-properties fo:font-size="14pt" fo:font-weight="normal" officeooo:rsid="000dd7ee" officeooo:paragraph-rsid="000dd7ee" style:font-size-asian="14pt" style:font-weight-asian="normal" style:font-size-complex="14pt" style:font-weight-complex="normal"/>
    </style:style>
    <style:style style:name="P81" style:family="paragraph" style:parent-style-name="Standard" style:master-page-name="">
      <loext:graphic-properties draw:fill="none"/>
      <style:paragraph-properties fo:margin-left="0cm" fo:margin-right="0cm" fo:text-indent="5.6cm" style:auto-text-indent="false" style:page-number="auto" fo:background-color="transparent"/>
      <style:text-properties fo:font-size="14pt" fo:font-weight="normal" officeooo:rsid="000c6c51" officeooo:paragraph-rsid="000c6c51" style:font-size-asian="14pt" style:font-weight-asian="normal" style:font-size-complex="14pt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indent="5.6cm" style:auto-text-indent="false" fo:background-color="transparent"/>
      <style:text-properties fo:font-size="14pt" fo:font-weight="normal" officeooo:rsid="000c6c51" officeooo:paragraph-rsid="000c6c51" style:font-size-asian="14pt" style:font-weight-asian="normal" style:font-size-complex="14pt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text-indent="5.6cm" style:auto-text-indent="false" fo:background-color="transparent"/>
      <style:text-properties fo:font-size="14pt" fo:font-weight="normal" officeooo:rsid="000c6c51" officeooo:paragraph-rsid="00129139" style:font-size-asian="14pt" style:font-weight-asian="normal" style:font-size-complex="14pt" style:font-weight-complex="normal"/>
    </style:style>
    <style:style style:name="P84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/>
      <style:text-properties fo:font-size="16pt" fo:font-weight="normal" officeooo:rsid="002190f4" officeooo:paragraph-rsid="002190f4" style:font-size-asian="14pt" style:font-weight-asian="normal" style:font-size-complex="16pt" style:font-weight-complex="normal"/>
    </style:style>
    <style:style style:name="P85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>
        <style:tab-stops/>
      </style:paragraph-properties>
      <style:text-properties fo:font-size="16pt" fo:font-weight="normal" officeooo:rsid="001819dc" officeooo:paragraph-rsid="001819dc" style:font-size-asian="14pt" style:font-weight-asian="normal" style:font-size-complex="16pt" style:font-weight-complex="normal"/>
    </style:style>
    <style:style style:name="P86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/>
      <style:text-properties fo:font-size="16pt" fo:font-weight="normal" officeooo:rsid="0024e137" officeooo:paragraph-rsid="0024e137" style:font-size-asian="14pt" style:font-weight-asian="normal" style:font-size-complex="16pt" style:font-weight-complex="normal"/>
    </style:style>
    <style:style style:name="P87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/>
      <style:text-properties fo:font-size="12pt" fo:font-weight="normal" officeooo:rsid="00129139" officeooo:paragraph-rsid="00129139" style:font-size-asian="12pt" style:font-weight-asian="normal" style:font-size-complex="12pt" style:font-weight-complex="normal"/>
    </style:style>
    <style:style style:name="P88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/>
      <style:text-properties fo:font-size="14pt" fo:font-weight="normal" officeooo:rsid="00129139" officeooo:paragraph-rsid="00129139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text-indent="3.5cm" style:auto-text-indent="false" fo:background-color="transparent">
        <style:tab-stops/>
      </style:paragraph-properties>
      <style:text-properties fo:font-size="16pt" fo:font-weight="normal" officeooo:rsid="001819dc" officeooo:paragraph-rsid="001819dc" style:font-size-asian="14pt" style:font-weight-asian="normal" style:font-size-complex="16pt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text-indent="3.5cm" style:auto-text-indent="false" fo:background-color="transparent"/>
      <style:text-properties fo:font-size="16pt" fo:font-weight="normal" officeooo:rsid="002190f4" officeooo:paragraph-rsid="002190f4" style:font-size-asian="14pt" style:font-weight-asian="normal" style:font-size-complex="16pt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text-indent="3.5cm" style:auto-text-indent="false" fo:background-color="transparent"/>
      <style:text-properties fo:font-size="16pt" fo:font-weight="normal" officeooo:rsid="0024e137" officeooo:paragraph-rsid="0024e137" style:font-size-asian="14pt" style:font-weight-asian="normal" style:font-size-complex="16pt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indent="3.5cm" style:auto-text-indent="false" fo:background-color="transparent"/>
      <style:text-properties fo:font-size="14pt" fo:font-weight="normal" officeooo:rsid="00129139" officeooo:paragraph-rsid="00129139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text-indent="3.5cm" style:auto-text-indent="false" fo:background-color="transparent"/>
      <style:text-properties fo:font-size="12pt" fo:font-weight="normal" officeooo:rsid="00129139" officeooo:paragraph-rsid="00129139" style:font-size-asian="12pt" style:font-weight-asian="normal" style:font-size-complex="12pt" style:font-weight-complex="normal"/>
    </style:style>
    <style:style style:name="P94" style:family="paragraph" style:parent-style-name="Standard" style:master-page-name="">
      <loext:graphic-properties draw:fill="none"/>
      <style:paragraph-properties fo:margin-left="0cm" fo:margin-right="0cm" fo:text-indent="3cm" style:auto-text-indent="false" style:page-number="auto" fo:background-color="transparent">
        <style:tab-stops/>
      </style:paragraph-properties>
      <style:text-properties fo:font-size="16pt" fo:font-weight="normal" officeooo:rsid="00192268" officeooo:paragraph-rsid="00192268" style:font-size-asian="14pt" style:font-weight-asian="normal" style:font-size-complex="16pt" style:font-weight-complex="normal"/>
    </style:style>
    <style:style style:name="P95" style:family="paragraph" style:parent-style-name="Standard" style:master-page-name="">
      <loext:graphic-properties draw:fill="none"/>
      <style:paragraph-properties fo:margin-left="0cm" fo:margin-right="0cm" fo:text-indent="3cm" style:auto-text-indent="false" style:page-number="auto" fo:background-color="transparent">
        <style:tab-stops/>
      </style:paragraph-properties>
      <style:text-properties fo:font-size="16pt" fo:font-weight="normal" officeooo:rsid="001819dc" officeooo:paragraph-rsid="001819dc" style:font-size-asian="14pt" style:font-weight-asian="normal" style:font-size-complex="16pt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text-indent="3cm" style:auto-text-indent="false" fo:background-color="transparent">
        <style:tab-stops/>
      </style:paragraph-properties>
      <style:text-properties fo:font-size="16pt" fo:font-weight="normal" officeooo:rsid="00192268" officeooo:paragraph-rsid="00192268" style:font-size-asian="14pt" style:font-weight-asian="normal" style:font-size-complex="16pt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98" style:family="paragraph" style:parent-style-name="Table_20_Contents">
      <style:paragraph-properties fo:text-align="center" style:justify-single-word="false"/>
      <style:text-properties fo:font-size="18pt" officeooo:rsid="001747c3" officeooo:paragraph-rsid="001747c3" style:font-size-asian="18pt" style:font-size-complex="18pt"/>
    </style:style>
    <style:style style:name="P99" style:family="paragraph" style:parent-style-name="Standard" style:list-style-name="L1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officeooo:paragraph-rsid="0008785c"/>
    </style:style>
    <style:style style:name="P100" style:family="paragraph" style:parent-style-name="Standard" style:list-style-name="L2" style:master-page-name="">
      <loext:graphic-properties draw:fill="none"/>
      <style:paragraph-properties fo:margin-left="0cm" fo:margin-right="0cm" fo:text-indent="2.499cm" style:auto-text-indent="false" style:page-number="auto" fo:background-color="transparent">
        <style:tab-stops/>
      </style:paragraph-properties>
      <style:text-properties fo:font-size="16pt" fo:font-weight="normal" officeooo:rsid="0009202a" officeooo:paragraph-rsid="0009202a" style:font-size-asian="14pt" style:font-weight-asian="normal" style:font-size-complex="16pt" style:font-weight-complex="normal"/>
    </style:style>
    <style:style style:name="P101" style:family="paragraph" style:parent-style-name="Standard" style:list-style-name="L3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officeooo:rsid="002d3453" officeooo:paragraph-rsid="002d3453"/>
    </style:style>
    <style:style style:name="P102" style:family="paragraph" style:parent-style-name="Standard" style:list-style-name="L1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08785c" officeooo:paragraph-rsid="0008785c" style:font-size-asian="14pt" style:font-weight-asian="normal" style:font-size-complex="16pt" style:font-weight-complex="normal"/>
    </style:style>
    <style:style style:name="P103" style:family="paragraph" style:parent-style-name="Standard" style:list-style-name="L1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08d737" officeooo:paragraph-rsid="0008d737" style:font-size-asian="14pt" style:font-weight-asian="normal" style:font-size-complex="16pt" style:font-weight-complex="normal"/>
    </style:style>
    <style:style style:name="P104" style:family="paragraph" style:parent-style-name="Standard" style:list-style-name="L2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09202a" officeooo:paragraph-rsid="0009202a" style:font-size-asian="14pt" style:font-weight-asian="normal" style:font-size-complex="16pt" style:font-weight-complex="normal"/>
    </style:style>
    <style:style style:name="P105" style:family="paragraph" style:parent-style-name="Standard" style:list-style-name="L2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0b163a" officeooo:paragraph-rsid="000b163a" style:font-size-asian="14pt" style:font-weight-asian="normal" style:font-size-complex="16pt" style:font-weight-complex="normal"/>
    </style:style>
    <style:style style:name="P106" style:family="paragraph" style:parent-style-name="Standard" style:list-style-name="L3">
      <loext:graphic-properties draw:fill="none"/>
      <style:paragraph-properties fo:margin-left="0cm" fo:margin-right="0cm" fo:text-indent="2.499cm" style:auto-text-indent="false" fo:background-color="transparent"/>
      <style:text-properties officeooo:rsid="002d3453" officeooo:paragraph-rsid="002d3453"/>
    </style:style>
    <style:style style:name="P107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>
        <style:tab-stops/>
      </style:paragraph-properties>
      <style:text-properties fo:font-size="16pt" fo:font-weight="normal" officeooo:rsid="002ac468" officeooo:paragraph-rsid="002ac468" style:font-size-asian="14pt" style:font-weight-asian="normal" style:font-size-complex="16pt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2d3453"/>
    </style:style>
    <style:style style:name="P109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</style:style>
    <style:style style:name="P110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>
        <style:tab-stops/>
      </style:paragraph-properties>
      <style:text-properties fo:font-size="16pt" fo:font-weight="normal" officeooo:rsid="002ac468" officeooo:paragraph-rsid="002ac468" style:font-size-asian="14pt" style:font-weight-asian="normal" style:font-size-complex="16pt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text-indent="1.499cm" style:auto-text-indent="false" fo:break-before="page" fo:background-color="transparent"/>
    </style:style>
    <style:style style:name="T1" style:family="text">
      <style:text-properties officeooo:rsid="0006c50f"/>
    </style:style>
    <style:style style:name="T2" style:family="text">
      <style:text-properties officeooo:rsid="0008785c"/>
    </style:style>
    <style:style style:name="T3" style:family="text">
      <style:text-properties officeooo:rsid="0008d737"/>
    </style:style>
    <style:style style:name="T4" style:family="text">
      <style:text-properties fo:font-size="16pt" fo:font-weight="normal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08785c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08d737" style:font-size-asian="14pt" style:font-weight-asian="normal" style:font-size-complex="16pt" style:font-weight-complex="normal"/>
    </style:style>
    <style:style style:name="T7" style:family="text">
      <style:text-properties fo:font-size="16pt" fo:font-weight="normal" officeooo:rsid="000dd7ee" style:font-size-asian="14pt" style:font-weight-asian="normal" style:font-size-complex="16pt" style:font-weight-complex="normal"/>
    </style:style>
    <style:style style:name="T8" style:family="text">
      <style:text-properties fo:font-size="16pt" fo:font-weight="normal" officeooo:rsid="000f901f" style:font-size-asian="14pt" style:font-weight-asian="normal" style:font-size-complex="16pt" style:font-weight-complex="normal"/>
    </style:style>
    <style:style style:name="T9" style:family="text">
      <style:text-properties fo:font-size="16pt" fo:font-weight="normal" officeooo:rsid="0013cda6" style:font-size-asian="14pt" style:font-weight-asian="normal" style:font-size-complex="16pt" style:font-weight-complex="normal"/>
    </style:style>
    <style:style style:name="T10" style:family="text">
      <style:text-properties fo:font-size="16pt" fo:font-weight="normal" officeooo:rsid="0016431a" style:font-size-asian="14pt" style:font-weight-asian="normal" style:font-size-complex="16pt" style:font-weight-complex="normal"/>
    </style:style>
    <style:style style:name="T11" style:family="text">
      <style:text-properties fo:font-size="16pt" fo:font-weight="normal" officeooo:rsid="0006c50f" style:font-size-asian="14pt" style:font-weight-asian="normal" style:font-size-complex="16pt" style:font-weight-complex="normal"/>
    </style:style>
    <style:style style:name="T12" style:family="text">
      <style:text-properties fo:font-size="16pt" fo:font-weight="normal" officeooo:rsid="001ec4c1" style:font-size-asian="14pt" style:font-weight-asian="normal" style:font-size-complex="16pt" style:font-weight-complex="normal"/>
    </style:style>
    <style:style style:name="T13" style:family="text">
      <style:text-properties fo:font-size="16pt" fo:font-weight="normal" officeooo:rsid="001faf6f" style:font-size-asian="14pt" style:font-weight-asian="normal" style:font-size-complex="16pt" style:font-weight-complex="normal"/>
    </style:style>
    <style:style style:name="T14" style:family="text">
      <style:text-properties fo:font-size="16pt" fo:font-weight="normal" officeooo:rsid="001d5e9f" style:font-size-asian="14pt" style:font-weight-asian="normal" style:font-size-complex="16pt" style:font-weight-complex="normal"/>
    </style:style>
    <style:style style:name="T15" style:family="text">
      <style:text-properties fo:font-size="16pt" fo:font-weight="normal" officeooo:rsid="002085f3" style:font-size-asian="14pt" style:font-weight-asian="normal" style:font-size-complex="16pt" style:font-weight-complex="normal"/>
    </style:style>
    <style:style style:name="T16" style:family="text">
      <style:text-properties fo:font-size="16pt" fo:font-weight="normal" officeooo:rsid="0022c95d" style:font-size-asian="14pt" style:font-weight-asian="normal" style:font-size-complex="16pt" style:font-weight-complex="normal"/>
    </style:style>
    <style:style style:name="T17" style:family="text">
      <style:text-properties fo:font-size="16pt" fo:font-weight="normal" officeooo:rsid="0024900f" style:font-size-asian="14pt" style:font-weight-asian="normal" style:font-size-complex="16pt" style:font-weight-complex="normal"/>
    </style:style>
    <style:style style:name="T18" style:family="text">
      <style:text-properties fo:font-size="16pt" fo:font-weight="normal" officeooo:rsid="002d3453" style:font-size-asian="14pt" style:font-weight-asian="normal" style:font-size-complex="16pt" style:font-weight-complex="normal"/>
    </style:style>
    <style:style style:name="T19" style:family="text">
      <style:text-properties fo:font-size="16pt" fo:font-weight="normal" officeooo:rsid="0016431a" fo:background-color="transparent" loext:char-shading-value="0" style:font-size-asian="14pt" style:font-weight-asian="normal" style:font-size-complex="16pt" style:font-weight-complex="normal"/>
    </style:style>
    <style:style style:name="T20" style:family="text">
      <style:text-properties fo:font-size="16pt" fo:font-weight="normal" officeooo:rsid="001747c3" fo:background-color="transparent" loext:char-shading-value="0" style:font-size-asian="14pt" style:font-weight-asian="normal" style:font-size-complex="16pt" style:font-weight-complex="normal"/>
    </style:style>
    <style:style style:name="T21" style:family="text">
      <style:text-properties fo:font-size="16pt" fo:font-weight="normal" officeooo:rsid="000dd7ee" fo:background-color="transparent" loext:char-shading-value="0" style:font-size-asian="14pt" style:font-weight-asian="normal" style:font-size-complex="16pt" style:font-weight-complex="normal"/>
    </style:style>
    <style:style style:name="T22" style:family="text">
      <style:text-properties fo:font-size="16pt" fo:font-weight="normal" officeooo:rsid="000f901f" fo:background-color="transparent" loext:char-shading-value="0" style:font-size-asian="14pt" style:font-weight-asian="normal" style:font-size-complex="16pt" style:font-weight-complex="normal"/>
    </style:style>
    <style:style style:name="T23" style:family="text">
      <style:text-properties fo:font-size="16pt" fo:font-weight="bold" style:font-size-asian="14pt" style:font-weight-asian="bold" style:font-size-complex="16pt" style:font-weight-complex="bold"/>
    </style:style>
    <style:style style:name="T24" style:family="text">
      <style:text-properties fo:font-size="16pt" fo:font-weight="bold" officeooo:rsid="0006c50f" style:font-size-asian="14pt" style:font-weight-asian="bold" style:font-size-complex="16pt" style:font-weight-complex="bold"/>
    </style:style>
    <style:style style:name="T25" style:family="text">
      <style:text-properties officeooo:rsid="000910a2"/>
    </style:style>
    <style:style style:name="T26" style:family="text">
      <style:text-properties officeooo:rsid="0009202a"/>
    </style:style>
    <style:style style:name="T27" style:family="text">
      <style:text-properties officeooo:rsid="000b163a"/>
    </style:style>
    <style:style style:name="T28" style:family="text">
      <style:text-properties officeooo:rsid="0013cda6"/>
    </style:style>
    <style:style style:name="T29" style:family="text">
      <style:text-properties officeooo:rsid="0016431a"/>
    </style:style>
    <style:style style:name="T30" style:family="text">
      <style:text-properties officeooo:rsid="00199e3f"/>
    </style:style>
    <style:style style:name="T31" style:family="text">
      <style:text-properties officeooo:rsid="0022c95d"/>
    </style:style>
    <style:style style:name="T32" style:family="text">
      <style:text-properties officeooo:rsid="002a6f33"/>
    </style:style>
    <style:style style:name="T33" style:family="text">
      <style:text-properties officeooo:rsid="002c0f77"/>
    </style:style>
    <style:style style:name="T34" style:family="text">
      <style:text-properties officeooo:rsid="002d34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ы на вопрос</text:p>
      <text:p text:style-name="P2"/>
      <text:p text:style-name="P2"/>
      <text:p text:style-name="P28"><text:span text:style-name="T1">1) </text:span>Написать все запросы в базу данных для приложения news-feed на SQL</text:p>
      <text:p text:style-name="P5"/>
      <text:p text:style-name="P4"><text:span text:style-name="T1">2) </text:span>Что такое CAP-теория? В чем заключаются ее принципы?</text:p>
      <text:p text:style-name="P3">Ответ:</text:p>
      <text:p text:style-name="P5">CAP-теорема — утверждение о том, ч<text:span text:style-name="T2">то в распределительных системах нельзя одновременно добиться трех свойств:</text:span></text:p>
      <text:list xml:id="list2717879205" text:style-name="L1">
        <text:list-item>
          <text:p text:style-name="P99"><text:span text:style-name="T5">Consistency (Согласованность) — </text:span><text:span text:style-name="T6">означает, что любые изменения данных мгновенно распространяются между всеми узлами и только после этого запись изменений считается успешной. Таким образом все клиенты могут видеть изменения в один момент. Слово «Согласованность» говорит само за себя, то есть у разных узлов нет расхождений в данных, они согласованы между собой</text:span></text:p>
        </text:list-item>
        <text:list-item>
          <text:p text:style-name="P102">Availability (<text:span text:style-name="T3">Доступность</text:span>) — <text:span text:style-name="T25">все рабочие узлы всегда выполняют запросы и предоставляют ответы, не содержащий ошибок. Другими словами клиент всегда получит ответ, даже если один или несколько узлов недоступны.</text:span></text:p>
        </text:list-item>
        <text:list-item>
          <text:p text:style-name="P103">Partition tolerance (Устойчивость к разделению) — <text:span text:style-name="T25">система должна продолжать работать даже если соединение между двумя и более узлами потеряно/ осуществляется с большой задержкой</text:span></text:p>
        </text:list-item>
      </text:list>
      <text:p text:style-name="P75"/>
      <text:p text:style-name="P7">Теорема Брюера говорит о том, что одновременно можно обеспечить только две характеристики, поэтому существует 3 возможных комбинации этих характеристик <text:span text:style-name="T26">CA, AP, PC:</text:span></text:p>
      <text:list xml:id="list2694846985" text:style-name="L2">
        <text:list-item>
          <text:p text:style-name="P100">CA — фокус делается на высокой доступности и согласованности данных, в то время как будет проблема в сети, либо будет приостановлена обработка запросов( для поддержания согласован ости), либо запросы продолжат обрабатываться, но тогда пострадает согласованность данных</text:p>
        </text:list-item>
        <text:list-item>
          <text:p text:style-name="P104">AP — фокусе делается на доступности и устойчивости к разделению сети, но в таком случае теряет согласованность данных, т. к. запросы продолжают обрабатываться даже в случае <text:soft-page-break/>разделение сети. Обычно когда проблема устраняется узлы синхронизируются, но до этого момента они могут содержать разные версии. <text:span text:style-name="T27">Если приложение должно работать непрерывно, то такой способ наилучший.</text:span></text:p>
        </text:list-item>
        <text:list-item>
          <text:p text:style-name="P105">CP — фокус делается на согласованности данных и устойчивости к разделению сети, при этом исчезает доступность т. к. обработка запрос приостанавливается до устранения проблем. Такая комбинация характеристик нужна тогда, когда необходимо предотвратить ошибки во время прерванного соединения между узлами и несогласованности данных</text:p>
        </text:list-item>
      </text:list>
      <text:p text:style-name="P5"/>
      <text:p text:style-name="P4"><text:span text:style-name="T1">3) </text:span>Как создать транзакцию используя EF Core?</text:p>
      <text:p text:style-name="P3">Ответ:</text:p>
      <text:p text:style-name="P8">Чтобы создать транзакцию в EF Core есть несколько способов:</text:p>
      <text:p text:style-name="P35">1) Неявная транзакция, то есть при вызове SaveChanges() EF Core автоматически создает транзакцию;</text:p>
      <text:p text:style-name="P51">2) Явная транзакция с помощью DbContext.Database.BeginTransaction()</text:p>
      <text:p text:style-name="P51">Пример:</text:p>
      <text:p text:style-name="P79">var context = new MyDbContext()</text:p>
      <text:p text:style-name="P76">var transaction = context.Database.BeginTransaction()</text:p>
      <text:p text:style-name="P78">{</text:p>
      <text:p text:style-name="P81">context.Products.Add(new Product { Name = "Product 1" });</text:p>
      <text:p text:style-name="P82">context.SaveChanges();</text:p>
      <text:p text:style-name="P82"/>
      <text:p text:style-name="P82">context.Customers.Add(new Customer { Name = "Customer 1" });</text:p>
      <text:p text:style-name="P83">context.SaveChanges(); </text:p>
      <text:p text:style-name="P83"/>
      <text:p text:style-name="P83">// Если все успешно — коммитим</text:p>
      <text:p text:style-name="P82">transaction.Commit();</text:p>
      <text:p text:style-name="P78">}</text:p>
      <text:p text:style-name="P74">3) Транзакция с использованием TransactionScope</text:p>
      <text:p text:style-name="P52">Пример:</text:p>
      <text:p text:style-name="P80">using System.Transactions;</text:p>
      <text:p text:style-name="P77"/>
      <text:p text:style-name="P77">var connectionString = "Host=myserver;Username=user;Password=pass;Database=mydb";</text:p>
      <text:p text:style-name="P77"/>
      <text:p text:style-name="P77">using (var scope = new TransactionScope(</text:p>
      <text:p text:style-name="P77"><text:s text:c="4"/>TransactionScopeOption.Required,</text:p>
      <text:p text:style-name="P77"><text:s text:c="4"/>new TransactionOptions { IsolationLevel = IsolationLevel.ReadCommitted },</text:p>
      <text:p text:style-name="P77"><text:s text:c="4"/>TransactionScopeAsyncFlowOption.Enabled))</text:p>
      <text:p text:style-name="P77">{</text:p>
      <text:p text:style-name="P77"><text:s text:c="4"/>await using (var conn1 = new NpgsqlConnection(connectionString))</text:p>
      <text:p text:style-name="P77"><text:s text:c="4"/>await using (var conn2 = new NpgsqlConnection(connectionString))</text:p>
      <text:p text:style-name="P77"><text:s text:c="4"/>{</text:p>
      <text:p text:style-name="P77"><text:s text:c="8"/>await conn1.OpenAsync();</text:p>
      <text:p text:style-name="P77"><text:s text:c="8"/>await conn2.OpenAsync();</text:p>
      <text:p text:style-name="P77"/>
      <text:p text:style-name="P77"><text:s text:c="8"/>// Операции с разными соединениями в одной транзакции</text:p>
      <text:p text:style-name="P77"><text:s text:c="8"/>await using (var cmd1 = new NpgsqlCommand("INSERT...", conn1))</text:p>
      <text:p text:style-name="P77"><text:s text:c="8"/>await using (var cmd2 = new NpgsqlCommand("UPDATE...", conn2))</text:p>
      <text:p text:style-name="P77"><text:s text:c="8"/>{</text:p>
      <text:p text:style-name="P77"><text:s text:c="12"/>await cmd1.ExecuteNonQueryAsync();</text:p>
      <text:p text:style-name="P77"><text:s text:c="12"/>await cmd2.ExecuteNonQueryAsync();</text:p>
      <text:p text:style-name="P77"><text:s text:c="8"/>}</text:p>
      <text:p text:style-name="P77"><text:s text:c="4"/>}</text:p>
      <text:p text:style-name="P77"/>
      <text:p text:style-name="P77"><text:s text:c="4"/>scope.Complete();</text:p>
      <text:p text:style-name="P77">}</text:p>
      <text:p text:style-name="P29"/>
      <text:p text:style-name="P33">Другие способы создания транзакций</text:p>
      <text:p text:style-name="P55">1) С использованием Npgsql (низкоуровневый доступ)</text:p>
      <text:p text:style-name="P87">using Npgsql;</text:p>
      <text:p text:style-name="P93">var connectionString = "Host=myserver;Username=user;Password=pass;Database=mydb";</text:p>
      <text:p text:style-name="P93"/>
      <text:p text:style-name="P93">await using var conn = new NpgsqlConnection(connectionString);</text:p>
      <text:p text:style-name="P93">await conn.OpenAsync();</text:p>
      <text:p text:style-name="P93"/>
      <text:p text:style-name="P93">await using (var transaction = await conn.BeginTransactionAsync())</text:p>
      <text:p text:style-name="P93">{</text:p>
      <text:p text:style-name="P93"><text:s text:c="4"/>try</text:p>
      <text:p text:style-name="P93"><text:s text:c="4"/>{</text:p>
      <text:p text:style-name="P93"><text:s text:c="8"/>await using (var cmd = new NpgsqlCommand(</text:p>
      <text:p text:style-name="P93"><text:s text:c="12"/>"INSERT INTO products (name) VALUES ('Product 1')", </text:p>
      <text:p text:style-name="P93"><text:s text:c="12"/>conn, transaction))</text:p>
      <text:p text:style-name="P93"><text:s text:c="8"/>{</text:p>
      <text:p text:style-name="P93"><text:s text:c="12"/>await cmd.ExecuteNonQueryAsync();</text:p>
      <text:p text:style-name="P93"><text:s text:c="8"/>}</text:p>
      <text:p text:style-name="P93"/>
      <text:p text:style-name="P93"><text:s text:c="8"/>await using (var cmd = new NpgsqlCommand(</text:p>
      <text:p text:style-name="P93"><text:s text:c="12"/>"INSERT INTO customers (name) VALUES ('Customer 1')", </text:p>
      <text:p text:style-name="P93"><text:s text:c="12"/>conn, transaction))</text:p>
      <text:p text:style-name="P93"><text:s text:c="8"/>{</text:p>
      <text:p text:style-name="P93"><text:s text:c="12"/>await cmd.ExecuteNonQueryAsync();</text:p>
      <text:p text:style-name="P93"><text:s text:c="8"/>}</text:p>
      <text:p text:style-name="P93"/>
      <text:p text:style-name="P93"><text:s text:c="8"/>await transaction.CommitAsync();</text:p>
      <text:p text:style-name="P93"><text:s text:c="4"/>}</text:p>
      <text:p text:style-name="P93"><text:s text:c="4"/>catch</text:p>
      <text:p text:style-name="P93"><text:s text:c="4"/>{</text:p>
      <text:p text:style-name="P93"><text:s text:c="8"/>await transaction.RollbackAsync();</text:p>
      <text:p text:style-name="P93"><text:s text:c="8"/>throw;</text:p>
      <text:p text:style-name="P93"><text:s text:c="4"/>}</text:p>
      <text:p text:style-name="P93">}</text:p>
      <text:p text:style-name="P55"><text:soft-page-break/>2) С использованием Npgsql и Dapper с транзакциями</text:p>
      <text:p text:style-name="P88">using Dapper;</text:p>
      <text:p text:style-name="P92">using Npgsql;</text:p>
      <text:p text:style-name="P92"/>
      <text:p text:style-name="P92">var connectionString = "Host=myserver;Username=user;Password=pass;Database=mydb";</text:p>
      <text:p text:style-name="P92"/>
      <text:p text:style-name="P92">await using var connection = new NpgsqlConnection(connectionString);</text:p>
      <text:p text:style-name="P92">await connection.OpenAsync();</text:p>
      <text:p text:style-name="P92"/>
      <text:p text:style-name="P92">await using var transaction = await connection.BeginTransactionAsync();</text:p>
      <text:p text:style-name="P92">try</text:p>
      <text:p text:style-name="P92">{</text:p>
      <text:p text:style-name="P92"><text:s text:c="4"/>await connection.ExecuteAsync(</text:p>
      <text:p text:style-name="P92"><text:s text:c="8"/>"INSERT INTO products (name) VALUES (@Name)", </text:p>
      <text:p text:style-name="P92"><text:s text:c="8"/>new { Name = "Product 1" }, </text:p>
      <text:p text:style-name="P92"><text:s text:c="8"/>transaction);</text:p>
      <text:p text:style-name="P92"/>
      <text:p text:style-name="P92"><text:s text:c="4"/>await connection.ExecuteAsync(</text:p>
      <text:p text:style-name="P92"><text:s text:c="8"/>"INSERT INTO customers (name) VALUES (@Name)", </text:p>
      <text:p text:style-name="P92"><text:s text:c="8"/>new { Name = "Customer 1" }, </text:p>
      <text:p text:style-name="P92"><text:s text:c="8"/>transaction);</text:p>
      <text:p text:style-name="P92"/>
      <text:p text:style-name="P92"><text:s text:c="4"/>await transaction.CommitAsync();</text:p>
      <text:p text:style-name="P92">}</text:p>
      <text:p text:style-name="P92">catch</text:p>
      <text:p text:style-name="P92">{</text:p>
      <text:p text:style-name="P92"><text:s text:c="4"/>await transaction.RollbackAsync();</text:p>
      <text:p text:style-name="P92"><text:s text:c="4"/>throw;</text:p>
      <text:p text:style-name="P92">}</text:p>
      <text:p text:style-name="P32"><text:span text:style-name="T1">4) </text:span>Разница при использовании интерфейсов IEnumerable и IQuaryable для выборки данных из БД</text:p>
      <text:p text:style-name="P3">Ответ:</text:p>
      <text:p text:style-name="P19"><text:span text:style-name="T7">Интерфейс IEnumerable — это базовый интерфейс для всех не универсальных коллекций который позволяет выполнять итерацию по коллекциям. </text:span><text:span text:style-name="T8">Находятся в пространстве имен System.Collections.Generic. Определяет метод GetEnumerator() этот метод возвращает I</text:span><text:span text:style-name="T9">E</text:span><text:span text:style-name="T8">numerator, который используется для последовательного перебора элементов в коллекции </text:span></text:p>
      <text:p text:style-name="P20"><text:span text:style-name="T8">З</text:span><text:span text:style-name="T4">апрос предоставленный объектом IEnumerable выполняет немедленно и полностью</text:span></text:p>
      <text:p text:style-name="P9">Особенности:</text:p>
      <text:p text:style-name="P36">1) Поддерживает отложенное выполнение;</text:p>
      <text:p text:style-name="P53">2) Работает с данными в памяти;</text:p>
      <text:p text:style-name="P54">3) Ленивое выполнение (Lazy Evaluation) — некоторые операции;</text:p>
      <text:p text:style-name="P65">4) Все операции выполняются на стороне клиента;</text:p>
      <text:p text:style-name="P72"><text:span text:style-name="T10">5</text:span><text:span text:style-name="T4">) Подходит для работы с локальными коллекциями.</text:span></text:p>
      <text:p text:style-name="P54"/>
      <text:p text:style-name="P9">Интерфейс IQueryable — <text:span text:style-name="T28">интерфейс, </text:span>наследуется от IEnumerable и добавляет возможность выполнения запросов к удаленным источникам данных. <text:span text:style-name="T28">Находиться в пространстве имен System.Linq. Позволяет перемещаться по данным как в прямом порядке от начала до конца, так и в обратном. </text:span></text:p>
      <text:p text:style-name="P10">Особенности:</text:p>
      <text:p text:style-name="P37">1) Поддерживает построение выражений запросов (expression trees);</text:p>
      <text:p text:style-name="P56">2) Преобразует <text:span text:style-name="T29">LINQ-запросы в специфичный для поставщиков язык запросов (например SQL)</text:span></text:p>
      <text:p text:style-name="P65">3) Операции выполняются на стороне сервера БД.</text:p>
      <text:p text:style-name="P72"><text:span text:style-name="T10">4</text:span><text:span text:style-name="T4">) Подходит для работы с БД через ORM(например, Entity Framework)</text:span></text:p>
      <table:table table:name="Таблица1" table:style-name="Таблица1">
        <table:table-column table:style-name="Таблица1.A" table:number-columns-repeated="3"/>
        <table:table-row table:style-name="TableLine94154524620320">
          <table:table-cell table:style-name="Таблица1.A1" office:value-type="string">
            <text:p text:style-name="P98">Характеристика</text:p>
          </table:table-cell>
          <table:table-cell table:style-name="Таблица1.A1" office:value-type="string">
            <text:p text:style-name="P97">IEnumerable</text:p>
          </table:table-cell>
          <table:table-cell table:style-name="Таблица1.C1" office:value-type="string">
            <text:p text:style-name="P97">IQueryable</text:p>
          </table:table-cell>
        </table:table-row>
        <table:table-row table:style-name="TableLine94154524683600">
          <table:table-cell table:style-name="Таблица1.A2" office:value-type="string">
            <text:p text:style-name="P98">Место выполнения</text:p>
          </table:table-cell>
          <table:table-cell table:style-name="Таблица1.A2" office:value-type="string">
            <text:p text:style-name="P98">В памяти приложения (клиентка сторона)</text:p>
          </table:table-cell>
          <table:table-cell table:style-name="Таблица1.C2" office:value-type="string">
            <text:p text:style-name="P98">На сервере БД</text:p>
          </table:table-cell>
        </table:table-row>
        <table:table-row table:style-name="TableLine94154524685088">
          <table:table-cell table:style-name="Таблица1.A2" office:value-type="string">
            <text:p text:style-name="P98">Оптимизация запросов</text:p>
          </table:table-cell>
          <table:table-cell table:style-name="Таблица1.A2" office:value-type="string">
            <text:p text:style-name="P98">Нет (получает все данные)</text:p>
          </table:table-cell>
          <table:table-cell table:style-name="Таблица1.C2" office:value-type="string">
            <text:p text:style-name="P98">Да (строит эффективные </text:p>
            <text:p text:style-name="P98">SQL-запросы)</text:p>
          </table:table-cell>
        </table:table-row>
        <table:table-row table:style-name="TableLine94154524685888">
          <table:table-cell table:style-name="Таблица1.A2" office:value-type="string">
            <text:p text:style-name="P98">Поддержка отложенного выполнения</text:p>
          </table:table-cell>
          <table:table-cell table:style-name="Таблица1.A2" office:value-type="string">
            <text:p text:style-name="P98">Да, но после создания</text:p>
          </table:table-cell>
          <table:table-cell table:style-name="Таблица1.C2" office:value-type="string">
            <text:p text:style-name="P98">Да, вплоть до <text:s/>выполнения на сервере</text:p>
          </table:table-cell>
        </table:table-row>
        <table:table-row table:style-name="TableLine94154524686816">
          <table:table-cell table:style-name="Таблица1.A5" office:value-type="string">
            <text:p text:style-name="P98">Использование</text:p>
          </table:table-cell>
          <table:table-cell table:style-name="Таблица1.A5" office:value-type="string">
            <text:p text:style-name="P98">Локальные коллекции</text:p>
          </table:table-cell>
          <table:table-cell table:style-name="Таблица1.C5" office:value-type="string">
            <text:p text:style-name="P98">Работа с БД через ORM</text:p>
          </table:table-cell>
        </table:table-row>
      </table:table>
      <text:p text:style-name="P31"/>
      <text:p text:style-name="P21">Дополнительная информация</text:p>
      <text:p text:style-name="P22"><text:span text:style-name="T19">Ленивое выполнение (Lazy Evaluation) — это стратегия, при которой выполнение откладывается до момента, когда результат действительно необходим. </text:span><text:span text:style-name="T20">Могут использовать интерфейсы </text:span><text:span text:style-name="T21">IEnumerable</text:span><text:span text:style-name="T20"> </text:span><text:span text:style-name="T22">IQueryable, </text:span><text:span text:style-name="T20">класс Lazy и yield return</text:span></text:p>
      <text:p text:style-name="P18">Жадное выполнение (Eager Evaluation) — это стратегия, при которой выполнение происходит сразу, в момент их определения, а не откладывается до момента когда результат нужен</text:p>
      <text:p text:style-name="P5"/>
      <text:p text:style-name="P4"><text:span text:style-name="T1">5) </text:span>Что такое миграции базы данных, зачем они нужны? Как их добавить в серверное приложение на ASP.NET?</text:p>
      <text:p text:style-name="P3">Ответ:</text:p>
      <text:p text:style-name="P11">Миграции БД — это способ управления структурой БД с помощью кода. Позволяет контролировать изменения, автоматизировать обновления БД, обеспечивать согласованность данных и откатывать изменения </text:p>
      <text:p text:style-name="P11"/>
      <text:p text:style-name="P34">Миграции нужны для:</text:p>
      <text:p text:style-name="P41">Синхронизация кода и БД — если модель меняется в коде, то модель должна меняться в БД;</text:p>
      <text:p text:style-name="P59">Командная работа - </text:p>
      <text:p text:style-name="P59">Автоматизация развертывания - </text:p>
      <text:p text:style-name="P11">Чтобы начать работу с миграциями нужно добавить несколько библиотек:</text:p>
      <text:p text:style-name="P38">1) Microsoft.EntityFrameworkCore</text:p>
      <text:p text:style-name="P57">2) Npgsql.EntityFrameworkCore.PostgreSQL</text:p>
      <text:p text:style-name="P57">3) Microsoft.EntityFrameworkCore.Design;</text:p>
      <text:p text:style-name="P11">Далее для работы необходимо добавить DbContex</text:p>
      <text:p text:style-name="P39">using Microsoft.EntityFrameworkCore;</text:p>
      <text:p text:style-name="P58"/>
      <text:p text:style-name="P40">public class AppDbContext : DbContext</text:p>
      <text:p text:style-name="P95">{</text:p>
      <text:p text:style-name="P85">public AppDbContext(DbContextOptions&lt;AppDbContext&gt; options) : base(options) {}</text:p>
      <text:p text:style-name="P89">public DbSet&lt;User&gt; Users { get; set; }</text:p>
      <text:p text:style-name="P94">}</text:p>
      <text:p text:style-name="P96"/>
      <text:p text:style-name="P12">Команды для работы с миграцией:</text:p>
      <text:p text:style-name="P46">dotnet ef migrations add name_migrations — создаст папку Migrations с файлами миграцией;</text:p>
      <text:p text:style-name="P71">dotnet ef database update <text:span text:style-name="T30">name_migrations — применяет миграцию к БД;</text:span></text:p>
      <text:p text:style-name="P71">dotnet ef migrations remove — <text:span text:style-name="T30">удаление последней миграции</text:span></text:p>
      <text:p text:style-name="P4"/>
      <text:p text:style-name="P14">Метод EnsureCreated() проверяет существует ли БД и создает ее, если она отсутствует. Это синхронный метод, также есть асинхронная версия EnsureCreatedAsync()</text:p>
      <text:p text:style-name="P14">Метод EnsureDeleted() удаляет базу данных, если она существует. Также имеется асинхронная версия EnsureDeletedAsync(). </text:p>
      <text:p text:style-name="P32"><text:span text:style-name="T1">6) </text:span>В каких файлах и форматах хранятся конфигурации приложения?</text:p>
      <text:p text:style-name="P3">Ответ:</text:p>
      <text:p text:style-name="P13">Конфигурации могут храниться в разных форматах и файлах к примеру:</text:p>
      <text:p text:style-name="P42">JSON — наиболее современный и рекомендуемый</text:p>
      <text:p text:style-name="P60">XML — устаревший, но поддерживается</text:p>
      <text:p text:style-name="P60">INI — редко, но возможно</text:p>
      <text:p text:style-name="P60">.ENV — переменное окружение.</text:p>
      <text:p text:style-name="P63"/>
      <text:p text:style-name="P4"><text:span text:style-name="T1">7) </text:span>Как использовать разные окружения (TEST, DEVELOPMENT, PRODUCTION)?</text:p>
      <text:p text:style-name="P3">Ответ:</text:p>
      <text:p text:style-name="P23"><text:span text:style-name="T11">В ASP.NET предоставлен интерфейс IwebHostEnvironment. </text:span><text:span text:style-name="T12">С помощью этого интерфейса мы можем получить информацию об окружение:</text:span></text:p>
      <text:p text:style-name="P47">ApllicationName — хранит имя приложения;</text:p>
      <text:p text:style-name="P66">EnvironmentName — хранит название среды;</text:p>
      <text:p text:style-name="P66">ContentRootPath — хранит путь к корневой папке приложения;</text:p>
      <text:p text:style-name="P66">WebRootPath — хранит путь к папке, в которой хранится статический контент приложения. По умолчанию храниться в wwwroot</text:p>
      <text:p text:style-name="P66">ContentRootFileProvider — возвращает реализацию интерфейса Microsoft.AspNetCore.FileProviders.IFileProvider</text:p>
      <text:p text:style-name="P73"><text:span text:style-name="T4">WebRootFileProvider — </text:span><text:span text:style-name="T13">возвращает реализацию интерфейса Microsoft.AspNetCore.FileProvider</text:span></text:p>
      <text:p text:style-name="P25"><text:span text:style-name="T14">Т</text:span><text:span text:style-name="T15">акже есть методы расширения, которые позволяют использовать нужные участки кода:</text:span></text:p>
      <text:p text:style-name="P43">IsEnvironment(string name) — если имя среды совпадает, то возвращает True;</text:p>
      <text:p text:style-name="P67">IsDevelopment() - возвращает True, если имя среды Development;</text:p>
      <text:p text:style-name="P67">IsStaging() - возвращает True, если имя среды Staging;</text:p>
      <text:p text:style-name="P67">IsProduction() - возвращает True, если имя среды Production;</text:p>
      <text:p text:style-name="P24"><text:span text:style-name="T14">Б</text:span><text:span text:style-name="T13">ывают 2 основных сервера на которых запускается проект IISExpress и Kestrel</text:span></text:p>
      <text:p text:style-name="P15"><text:soft-page-break/>Для того, чтобы устанавливать переменное окружение есть несколько способов:</text:p>
      <text:p text:style-name="P43">1) Через командную строку</text:p>
      <text:p text:style-name="P84">1.1) export ASPNETCORE_ENVIRONMENT=Production<text:tab/><text:tab/># для Linux/macOS</text:p>
      <text:p text:style-name="P90">1.2) set ASPNETCORE_ENVIRONMENT=Production<text:tab/><text:tab/><text:tab/># для Windows (cmd)</text:p>
      <text:p text:style-name="P61">2) Через конфигурационный файл launchSettings.json</text:p>
      <text:p text:style-name="P16">Процесс выбора переменных окружения:</text:p>
      <text:p text:style-name="P44">1) Сначала будет прочитан appsettings.json — базовая конфигурация;</text:p>
      <text:p text:style-name="P62">2) Затем файл с соответствующем окружением appsettings.{ENV}.json, при этом общие ключи будут перезаписаны</text:p>
      <text:p text:style-name="P62">3) <text:span text:style-name="T31">Будет выполняться код исходя из выбранного окружения.</text:span></text:p>
      <text:p text:style-name="P16"/>
      <text:p text:style-name="P4"><text:span text:style-name="T1">8) </text:span>Что такое промежуточные обработчики (Middleware)? Как можно подключить собственный промежуточный обработчик в проект?</text:p>
      <text:p text:style-name="P3">Ответ:</text:p>
      <text:p text:style-name="P26"><text:span text:style-name="T16">Middleware (промежуточный слой в C#) - это фрагмент кода находящийся в контейнере приложения, используемый для обработки запросов и ответов. </text:span><text:span text:style-name="T17">Они выполняются последовательно, как цепочка (pipeline), и могут модифицировать запрос или ответ, добавлять логирование, аутентификацию и т. п.</text:span></text:p>
      <text:p text:style-name="P27"><text:span text:style-name="T17">К</text:span><text:span text:style-name="T4">ак работает Middleware:</text:span></text:p>
      <text:p text:style-name="P48">1) Запрос поступает в первый Middleware;</text:p>
      <text:p text:style-name="P68">2) Каждый Middleware решает:</text:p>
      <text:p text:style-name="P86">2.1) Обработать запрос;</text:p>
      <text:p text:style-name="P91">2.2) Вызвать следующий Middleware</text:p>
      <text:p text:style-name="P91">2.3) Завершить конвейер</text:p>
      <text:p text:style-name="P68">3) После прохождения всех Middleware запрос достигает Endpoint, и ответ идет обратно через Middleware в обратном порядке</text:p>
      <text:p text:style-name="P30"><text:soft-page-break/>Для подключения Middleware есть несколько способов:</text:p>
      <text:p text:style-name="P45">1) Inline Middleware</text:p>
      <text:p text:style-name="P64">2) Класс Middleware</text:p>
      <text:p text:style-name="P64"/>
      <text:p text:style-name="P17">Для добавления Middleware в контейнер <text:span text:style-name="T32">есть такие способы:</text:span></text:p>
      <text:p text:style-name="P49">1) Use — добавляет Middleware, который может обработать запрос и передать управление следующему Middleware через _next;</text:p>
      <text:p text:style-name="P69">2) Run — добавляет терминальный <text:span text:style-name="T33">M</text:span>iddleware, который завершает цепочку без _next;</text:p>
      <text:p text:style-name="P69">3) Map — <text:span text:style-name="T33">позволяет создать ветвление Middleware по определенному пути</text:span></text:p>
      <text:p text:style-name="P69">4) MapWhen — <text:span text:style-name="T33">ветвление на основе условия, не только на основе пути</text:span></text:p>
      <text:p text:style-name="P69">5) UseWhen — <text:span text:style-name="T33">аналогично MapWhen, но не завершает конвейер может продолжить выполнение</text:span></text:p>
      <text:p text:style-name="P110"/>
      <text:p text:style-name="P107">Встроенные Middleware:</text:p>
      <text:p text:style-name="P50">1) UseAuthentication() - <text:span text:style-name="T33">аутентификация</text:span></text:p>
      <text:p text:style-name="P70">2) UseAuthorization() - <text:span text:style-name="T33">авторизация</text:span></text:p>
      <text:p text:style-name="P70">3) UseStaticFiles() - <text:span text:style-name="T33">отдача статических файлов</text:span></text:p>
      <text:p text:style-name="P70">4) UseHttpsRedirection() - <text:span text:style-name="T33">редирект на HTTPS</text:span></text:p>
      <text:p text:style-name="P108"><text:span text:style-name="T18"/></text:p>
      <text:p text:style-name="P108"><text:span text:style-name="T18">Порядок регистрации Middleware важен:</text:span></text:p>
      <text:list xml:id="list2815403996" text:style-name="L3">
        <text:list-item>
          <text:p text:style-name="P101"><text:span text:style-name="T4">app.UseHttpsRedirection();<text:tab/><text:tab/>// 1. HTTPS</text:span></text:p>
        </text:list-item>
        <text:list-item>
          <text:p text:style-name="P106"><text:span text:style-name="T4">app.UseStaticFiles();<text:tab/><text:tab/><text:tab/>// 2. Статика (CSS, JS)</text:span></text:p>
        </text:list-item>
        <text:list-item>
          <text:p text:style-name="P106"><text:span text:style-name="T4">app.UseRouting();<text:tab/><text:tab/><text:tab/>// 3. Маршрутизация</text:span></text:p>
        </text:list-item>
        <text:list-item>
          <text:p text:style-name="P106"><text:span text:style-name="T4">app.UseAuthentication();<text:tab/><text:tab/>// 4. Аутентификация</text:span></text:p>
        </text:list-item>
        <text:list-item>
          <text:p text:style-name="P106"><text:span text:style-name="T4">app.UseAuthorization();<text:tab/><text:tab/>// 5. Авторизация</text:span></text:p>
        </text:list-item>
        <text:list-item>
          <text:p text:style-name="P106"><text:span text:style-name="T4">app.MapControllers();<text:tab/><text:tab/>// 6. Контроллеры</text:span></text:p>
        </text:list-item>
      </text:list>
      <text:p text:style-name="P109"><text:span text:style-name="T24"/></text:p>
      <text:p text:style-name="P111"><text:span text:style-name="T24">9) </text:span><text:span text:style-name="T23">Что такое JWT? Как использовать JWT?</text:span></text:p>
      <text:p text:style-name="P3">Ответ:</text:p>
      <text:p text:style-name="P5"/>
      <text:p text:style-name="P4"><text:span text:style-name="T1">10) </text:span>Что такое ExceptionFilters? Как можно создать ExceptionFilter, и как его можно использовать? Что такое Глобальный обработчик исключений? Как можно создать Глобальный обработчик исключений, и как его можно использовать? В чем разница между Глобальным обработчиком исключений и ExceptionFilters</text:p>
      <text:p text:style-name="P3">Ответ:</text:p>
      <text:p text:style-name="P5"/>
      <text:p text:style-name="P4"><text:span text:style-name="T1">11) </text:span>Что такое Interceptors? В каком случае Interceptors могут применяться?</text:p>
      <text:p text:style-name="P3">Ответ:</text:p>
      <text:p text:style-name="P6"/>
      <text:p text:style-name="P4"><text:span text:style-name="T1">12) </text:span>Как можно подключить SSL в проект? Что это дает?</text:p>
      <text:p text:style-name="P3">Ответ:</text:p>
      <text:p text:style-name="P5"/>
      <text:p text:style-name="P4"><text:span text:style-name="T1">13) </text:span>Как можно загрузить файлы на сервер? Как можно работать с Multipart / FormData в ASP.NET? Как сохранить файлы на диск?</text:p>
      <text:p text:style-name="P3">Ответ:</text:p>
      <text:p text:style-name="P5"/>
      <text:p text:style-name="P4"><text:span text:style-name="T1">14) </text:span>Как можно раздать статичные файлы при помощи ASP.NET?</text:p>
      <text:p text:style-name="P3">Ответ:</text:p>
      <text:p text:style-name="P5"/>
      <text:p text:style-name="P4"><text:span text:style-name="T1">15) </text:span>Что такое микросервисы? В чем их минусы и плюсы? Отличия от монолитной архитектуры.</text:p>
      <text:p text:style-name="P3">Ответ:</text:p>
      <text:p text:style-name="P5"/>
      <text:p text:style-name="P4"><text:soft-page-break/><text:span text:style-name="T1">16) </text:span>Что такое unit-тестирование? Что такое integration-тестирование? Какие инструменты можно использовать в C# для написания тестов?</text:p>
      <text:p text:style-name="P3">Ответ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7T14:31:49.117088414</meta:creation-date>
    <meta:generator>LibreOffice/6.4.7.2$Linux_X86_64 LibreOffice_project/40$Build-2</meta:generator>
    <dc:date>2025-07-18T17:35:27.576847923</dc:date>
    <meta:editing-duration>PT2H24M54S</meta:editing-duration>
    <meta:editing-cycles>8</meta:editing-cycles>
    <meta:document-statistic meta:table-count="1" meta:image-count="0" meta:object-count="0" meta:page-count="13" meta:paragraph-count="243" meta:word-count="1609" meta:character-count="13163" meta:non-whitespace-character-count="11400"/>
  </office:meta>
</office:document-meta>
</file>